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866" officeooo:paragraph-rsid="0002a866"/>
    </style:style>
    <style:style style:name="P2" style:family="paragraph" style:parent-style-name="Standard">
      <style:text-properties officeooo:rsid="0003b56b" officeooo:paragraph-rsid="0003b56b"/>
    </style:style>
    <style:style style:name="P3" style:family="paragraph" style:parent-style-name="Standard">
      <style:text-properties officeooo:rsid="0005786d" officeooo:paragraph-rsid="0005786d"/>
    </style:style>
    <style:style style:name="T1" style:family="text">
      <style:text-properties officeooo:rsid="0003b56b"/>
    </style:style>
    <style:style style:name="T2" style:family="text">
      <style:text-properties officeooo:rsid="0005e5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a Java</text:p>
      <text:p text:style-name="P1"/>
      <text:p text:style-name="P1">1- B</text:p>
      <text:p text:style-name="P1">2- E</text:p>
      <text:p text:style-name="P1">3-V F F F V V</text:p>
      <text:p text:style-name="P1">4- V F V <text:span text:style-name="T1">V</text:span></text:p>
      <text:p text:style-name="P2">5- A</text:p>
      <text:p text:style-name="P2"/>
      <text:p text:style-name="P3">Parte 2</text:p>
      <text:p text:style-name="P3"/>
      <text:p text:style-name="P3"/>
      <text:p text:style-name="P3">Parte 3</text:p>
      <text:p text:style-name="P3"/>
      <text:p text:style-name="P3">1- E <text:span text:style-name="T2">2- E 3- 4 4-C 5-E 6-A 7-B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19:39:18.201236076</meta:creation-date>
    <dc:date>2022-09-06T20:11:55.691561012</dc:date>
    <meta:editing-duration>PT11M53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9" meta:word-count="33" meta:character-count="89" meta:non-whitespace-character-count="65"/>
  </office:meta>
</office:document-meta>
</file>